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3b693" officeooo:paragraph-rsid="000c0ea1" fo:background-color="transparent"/>
    </style:style>
    <style:style style:name="P2" style:family="paragraph" style:parent-style-name="Standard">
      <style:paragraph-properties fo:text-align="center" style:justify-single-word="false"/>
      <style:text-properties fo:font-style="normal" style:text-underline-style="none" fo:font-weight="bold" officeooo:rsid="000d9e35" officeooo:paragraph-rsid="000d9e35" fo:background-color="transparent" style:font-style-asian="normal" style:font-weight-asian="bold" style:font-style-complex="normal" style:font-weight-complex="bold"/>
    </style:style>
    <style:style style:name="P3" style:family="paragraph" style:parent-style-name="Standard">
      <style:text-properties fo:font-style="normal" fo:font-weight="bold" officeooo:rsid="000d9e35" officeooo:paragraph-rsid="000d9e35" fo:background-color="transparent" style:font-style-asian="normal" style:font-weight-asian="bold" style:font-style-complex="normal" style:font-weight-complex="bold"/>
    </style:style>
    <style:style style:name="P4" style:family="paragraph" style:parent-style-name="Standard">
      <style:text-properties fo:font-style="normal" fo:font-weight="normal" officeooo:rsid="000d9e35" officeooo:paragraph-rsid="000d9e35" fo:background-color="transparent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fo:font-weight="normal" officeooo:rsid="0012bcb1" officeooo:paragraph-rsid="0012bcb1" fo:background-color="transparent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weight="bold" officeooo:rsid="0013b693" officeooo:paragraph-rsid="000c0ea1" fo:background-color="transparent" style:font-weight-asian="bold" style:font-weight-complex="bold"/>
    </style:style>
    <style:style style:name="P7" style:family="paragraph" style:parent-style-name="Standard">
      <style:text-properties fo:font-weight="bold" officeooo:rsid="0013b693" officeooo:paragraph-rsid="000f9d61" fo:background-color="transparent" style:font-weight-asian="bold" style:font-weight-complex="bold"/>
    </style:style>
    <style:style style:name="P8" style:family="paragraph" style:parent-style-name="Standard">
      <style:text-properties fo:font-weight="bold" officeooo:rsid="0013b693" officeooo:paragraph-rsid="00133821" fo:background-color="transparent" style:font-weight-asian="bold" style:font-weight-complex="bold"/>
    </style:style>
    <style:style style:name="P9" style:family="paragraph" style:parent-style-name="Standard">
      <style:text-properties fo:font-weight="bold" officeooo:rsid="000d9e35" officeooo:paragraph-rsid="000d9e35" fo:background-color="transparent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tyle="italic" style:text-underline-style="none" fo:font-weight="normal" officeooo:rsid="005c4cad" officeooo:paragraph-rsid="000d9e35" fo:background-color="transparent" style:font-style-asian="italic" style:font-weight-asian="normal" style:font-style-complex="italic" style:font-weight-complex="normal"/>
    </style:style>
    <style:style style:name="P11" style:family="paragraph" style:parent-style-name="Standard">
      <style:text-properties fo:font-style="italic" fo:font-weight="normal" officeooo:rsid="000d9e35" officeooo:paragraph-rsid="000d9e35" fo:background-color="transparent" style:font-style-asian="italic" style:font-weight-asian="normal" style:font-style-complex="italic" style:font-weight-complex="normal"/>
    </style:style>
    <style:style style:name="P12" style:family="paragraph" style:parent-style-name="Standard">
      <style:text-properties fo:font-style="italic" fo:font-weight="normal" officeooo:rsid="000d9e35" officeooo:paragraph-rsid="00133821" fo:background-color="transparent" style:font-style-asian="italic" style:font-weight-asian="normal" style:font-style-complex="italic" style:font-weight-complex="normal"/>
    </style:style>
    <style:style style:name="P13" style:family="paragraph" style:parent-style-name="Standard">
      <style:text-properties fo:font-weight="normal" officeooo:rsid="001058ec" officeooo:paragraph-rsid="000f9d61" fo:background-color="transparent" style:font-weight-asian="normal" style:font-weight-complex="normal"/>
    </style:style>
    <style:style style:name="P14" style:family="paragraph" style:parent-style-name="Standard">
      <style:text-properties fo:font-style="italic" fo:font-weight="normal" officeooo:rsid="000d9e35" officeooo:paragraph-rsid="000d9e35" fo:background-color="transparent" style:font-style-asian="italic" style:font-weight-asian="normal" style:font-style-complex="italic" style:font-weight-complex="normal"/>
    </style:style>
    <style:style style:name="P15" style:family="paragraph" style:parent-style-name="Standard">
      <style:text-properties fo:font-style="normal" fo:font-weight="normal" officeooo:rsid="0012bcb1" officeooo:paragraph-rsid="0012bcb1" fo:background-color="transparent" style:font-style-asian="normal" style:font-weight-asian="normal" style:font-style-complex="normal" style:font-weight-complex="normal"/>
    </style:style>
    <style:style style:name="T1" style:family="text">
      <style:text-properties fo:font-style="normal" fo:font-weight="normal" officeooo:rsid="0062ca81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06897a4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6cfaf3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649c6d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6f9fe3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7167b6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5362ff" style:font-style-asian="normal" style:font-weight-asian="normal" style:font-style-complex="normal" style:font-weight-complex="normal"/>
    </style:style>
    <style:style style:name="T8" style:family="text">
      <style:text-properties fo:font-style="normal" officeooo:rsid="0015566d" style:font-style-asian="normal" style:font-style-complex="normal"/>
    </style:style>
    <style:style style:name="T9" style:family="text">
      <style:text-properties fo:font-style="normal" officeooo:rsid="0016b162" style:font-style-asian="normal" style:font-style-complex="normal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6cfaf3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5309b5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2dca6d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5362ff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0d9e35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133821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120941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15566d" style:font-style-asian="italic" style:font-weight-asian="normal" style:font-style-complex="italic" style:font-weight-complex="normal"/>
    </style:style>
    <style:style style:name="T19" style:family="text">
      <style:text-properties fo:font-weight="normal" officeooo:rsid="005362ff" style:font-weight-asian="normal" style:font-weight-complex="normal"/>
    </style:style>
    <style:style style:name="T20" style:family="text">
      <style:text-properties fo:font-weight="normal" officeooo:rsid="0062ca81" style:font-weight-asian="normal" style:font-weight-complex="normal"/>
    </style:style>
    <style:style style:name="T21" style:family="text">
      <style:text-properties fo:font-weight="normal" officeooo:rsid="0049e50b" style:font-weight-asian="normal" style:font-weight-complex="normal"/>
    </style:style>
    <style:style style:name="T22" style:family="text">
      <style:text-properties fo:font-weight="normal" officeooo:rsid="006f9fe3" style:font-weight-asian="normal" style:font-weight-complex="normal"/>
    </style:style>
    <style:style style:name="T23" style:family="text">
      <style:text-properties fo:font-weight="normal" officeooo:rsid="0054d380" style:font-weight-asian="normal" style:font-weight-complex="normal"/>
    </style:style>
    <style:style style:name="T24" style:family="text">
      <style:text-properties fo:font-weight="normal" officeooo:rsid="00649c6d" style:font-weight-asian="normal" style:font-weight-complex="normal"/>
    </style:style>
    <style:style style:name="T25" style:family="text">
      <style:text-properties fo:font-weight="normal" officeooo:rsid="0051966f" style:font-weight-asian="normal" style:font-weight-complex="normal"/>
    </style:style>
    <style:style style:name="T26" style:family="text">
      <style:text-properties fo:font-weight="normal" officeooo:rsid="007167b6" style:font-weight-asian="normal" style:font-weight-complex="normal"/>
    </style:style>
    <style:style style:name="T27" style:family="text">
      <style:text-properties fo:font-weight="normal" officeooo:rsid="00718a1b" style:font-weight-asian="normal" style:font-weight-complex="normal"/>
    </style:style>
    <style:style style:name="T28" style:family="text">
      <style:text-properties fo:font-weight="normal" officeooo:rsid="005309b5" style:font-weight-asian="normal" style:font-weight-complex="normal"/>
    </style:style>
    <style:style style:name="T29" style:family="text">
      <style:text-properties fo:font-weight="normal" officeooo:rsid="000d9e35" style:font-weight-asian="normal" style:font-weight-complex="normal"/>
    </style:style>
    <style:style style:name="T30" style:family="text">
      <style:text-properties fo:font-weight="normal" officeooo:rsid="000eacf8" style:font-weight-asian="normal" style:font-weight-complex="normal"/>
    </style:style>
    <style:style style:name="T31" style:family="text">
      <style:text-properties fo:font-weight="normal" officeooo:rsid="000f9d61" style:font-weight-asian="normal" style:font-weight-complex="normal"/>
    </style:style>
    <style:style style:name="T32" style:family="text">
      <style:text-properties fo:font-weight="normal" officeooo:rsid="001058ec" style:font-weight-asian="normal" style:font-weight-complex="normal"/>
    </style:style>
    <style:style style:name="T33" style:family="text">
      <style:text-properties fo:font-weight="normal" officeooo:rsid="0010b722" style:font-weight-asian="normal" style:font-weight-complex="normal"/>
    </style:style>
    <style:style style:name="T34" style:family="text">
      <style:text-properties fo:font-weight="normal" officeooo:rsid="00143d9a" style:font-weight-asian="normal" style:font-weight-complex="normal"/>
    </style:style>
    <style:style style:name="T35" style:family="text">
      <style:text-properties fo:font-weight="normal" officeooo:rsid="0015566d" style:font-weight-asian="normal" style:font-weight-complex="normal"/>
    </style:style>
    <style:style style:name="T36" style:family="text">
      <style:text-properties officeooo:rsid="0051ebec"/>
    </style:style>
    <style:style style:name="T37" style:family="text">
      <style:text-properties officeooo:rsid="002cd2dc"/>
    </style:style>
    <style:style style:name="T38" style:family="text">
      <style:text-properties officeooo:rsid="005de447"/>
    </style:style>
    <style:style style:name="T39" style:family="text">
      <style:text-properties officeooo:rsid="000f9d61"/>
    </style:style>
    <style:style style:name="T40" style:family="text">
      <style:text-properties officeooo:rsid="000d9e35"/>
    </style:style>
    <style:style style:name="T41" style:family="text">
      <style:text-properties officeooo:rsid="00120941"/>
    </style:style>
    <style:style style:name="T42" style:family="text">
      <style:text-properties officeooo:rsid="001556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olan's Quest</text:p>
      <text:p text:style-name="P2"/>
      <text:p text:style-name="P10"><text:span text:style-name="T36">SNES-style</text:span>d<text:span text:style-name="T36"> fantasy JRPG served hot </text:span>with a side of<text:span text:style-name="T37"> sarcasm, quirk, and </text:span>one-of-a-kin<text:span text:style-name="T38">d</text:span> dungeons<text:span text:style-name="T37">. BONUS: puns! </text:span></text:p>
      <text:p text:style-name="P6"/>
      <text:p text:style-name="P6"><text:tab/><text:span text:style-name="T40">Rolan's quest is about two things: revenge, and love of the JRPG. </text:span><text:span text:style-name="T29">There's something about SNES, N64, and PS1 games </text:span><text:span text:style-name="T32">that we just can't get enough of</text:span><text:span text:style-name="T29">. The dungeons don't need cutting edge $5 million graphics to draw you in. </text:span><text:span text:style-name="T32">They work within the many restraints of the technology to bring </text:span><text:span text:style-name="T35">us</text:span><text:span text:style-name="T32"> gaming in its absolutely purest form (</text:span><text:span text:style-name="T35">apart from pen &amp; paper)</text:span><text:span text:style-name="T32">. Compelling yet minimalistic, they're about the spirit of gaming. </text:span><text:span text:style-name="T29">While we love brand spanking new games as much as the next person, old JRPG's are </text:span><text:span text:style-name="T31">hard to forget</text:span><text:span text:style-name="T29">. </text:span></text:p>
      <text:p text:style-name="P7"><text:span text:style-name="T29"><text:tab/>That's why Rolan is questing. He's here to bring joy—and </text:span><text:span text:style-name="T32">sometimes</text:span><text:span text:style-name="T29"> destruction—to those in need. </text:span><text:span text:style-name="T30">With highly specialized dungeons and an emphasis on creative elements and puzzles, Rolan and his team </text:span><text:span text:style-name="T32">are ready to take on quests of varying importance. You'll learn about tourist traps, </text:span><text:span text:style-name="T34">strangely spiritual alcoholics</text:span><text:span text:style-name="T32">, and </text:span><text:span text:style-name="T33">to never underestimate your destiny.</text:span></text:p>
      <text:p text:style-name="P13"/>
      <text:p text:style-name="P9"><text:span text:style-name="T41">Feeling curious? </text:span>This game is for anyone who:</text:p>
      <text:p text:style-name="P8"><text:span text:style-name="T29"><text:tab/></text:span><text:span text:style-name="T15">Enjoys sneaking in castles</text:span></text:p>
      <text:p text:style-name="P12"><text:tab/>Has <text:span text:style-name="T42">lots</text:span> of free time on their hands</text:p>
      <text:p text:style-name="P8"><text:span text:style-name="T15"><text:tab/></text:span><text:span text:style-name="T17">Has </text:span><text:span text:style-name="T18">some</text:span><text:span text:style-name="T17"> free time on their hands</text:span></text:p>
      <text:p text:style-name="P8"><text:span text:style-name="T17"><text:tab/></text:span><text:span text:style-name="T16">Is tired of re-playing RPG's</text:span></text:p>
      <text:p text:style-name="P11"><text:tab/>Doesn't understand new-fangled gam<text:span text:style-name="T41">es</text:span></text:p>
      <text:p text:style-name="P11"><text:tab/><text:span text:style-name="T39">Loves justice</text:span></text:p>
      <text:p text:style-name="P11"/>
      <text:p text:style-name="P11"><text:tab/><text:span text:style-name="T8">Boasting complex characters, diverse cities and highly unique dungeons, Rolan's Quest is the adventure </text:span><text:span text:style-name="T9">game</text:span><text:span text:style-name="T8"> you have to play.</text:span></text:p>
      <text:p text:style-name="P11"><text:tab/></text:p>
      <text:p text:style-name="P4"/>
      <text:p text:style-name="P5">(Likely not enough space for this, and should go on another page. Maybe a link for “The Quest.” <text:span text:style-name="T42">This is similar to the Kickstarter. Mostly I just wrote this before realizing it was too long, and wanted to hang on to it.</text:span>)</text:p>
      <text:p text:style-name="P5"/>
      <text:p text:style-name="P3">The Quest</text:p>
      <text:p text:style-name="P6"><text:span text:style-name="T28"><text:tab/></text:span><text:span text:style-name="T12">For Rolan, </text:span><text:span text:style-name="T10">the world ends </text:span><text:span text:style-name="T13">at the town</text:span><text:span text:style-name="T14">'s edge</text:span><text:span text:style-name="T12">.</text:span><text:span text:style-name="T28"> </text:span><text:span text:style-name="T1">When </text:span><text:span text:style-name="T4">he</text:span><text:span text:style-name="T1"> sets out to rescue a village boy lost in the forest, he has no idea that his world is about to change…</text:span></text:p>
      <text:p text:style-name="P1"><text:span text:style-name="T1"><text:tab/>Rolan </text:span><text:span text:style-name="T2">returns </text:span><text:span text:style-name="T3">home </text:span><text:span text:style-name="T2">to find his town </text:span><text:span text:style-name="T4">in flames</text:span><text:span text:style-name="T11">. </text:span><text:span text:style-name="T5">Attacked by foreign</text:span><text:span text:style-name="T3"> </text:span><text:span text:style-name="T4">soldiers</text:span><text:span text:style-name="T1">, </text:span><text:span text:style-name="T5">he is left to die</text:span><text:span text:style-name="T3"> with no hint as to why his </text:span><text:span text:style-name="T6">small </text:span><text:span text:style-name="T3">town was destroyed</text:span><text:span text:style-name="T1">.</text:span><text:span text:style-name="T7"> </text:span><text:span text:style-name="T19">With </text:span><text:span text:style-name="T20">the help of</text:span><text:span text:style-name="T21"> his, </text:span><text:span text:style-name="T20">u</text:span><text:span text:style-name="T22">h</text:span><text:span text:style-name="T21">…. </text:span><text:span text:style-name="T15">troubled</text:span><text:span text:style-name="T21"> sidekick Lulu, </text:span><text:span text:style-name="T19">Rolan </text:span><text:span text:style-name="T23">must</text:span><text:span text:style-name="T21"> unravel the secrets of </text:span><text:span text:style-name="T22">a</text:span><text:span text:style-name="T21"> </text:span><text:span text:style-name="T24">nefarious</text:span><text:span text:style-name="T21"> Lord,</text:span><text:span text:style-name="T19"> </text:span><text:span text:style-name="T20">trek</text:span><text:span text:style-name="T19"> </text:span><text:span text:style-name="T20">through</text:span><text:span text:style-name="T19"> exciting new territories and uncover </text:span><text:span text:style-name="T24">the</text:span><text:span text:style-name="T19"> </text:span><text:span text:style-name="T21">world's </text:span><text:span text:style-name="T25">dark,</text:span><text:span text:style-name="T23"> </text:span><text:span text:style-name="T21">forgotten past—</text:span><text:span text:style-name="T26">all in hopes of paying penance to his lost loved one</text:span><text:span text:style-name="T27">s</text:span><text:span text:style-name="T21">. </text:span><text:span text:style-name="T27">Will he find peace in revenge? Can he save the world from destruction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2T10:38:43.041713000</meta:creation-date>
    <dc:date>2015-09-29T08:06:54.397660000</dc:date>
    <meta:editing-duration>PT27M10S</meta:editing-duration>
    <meta:editing-cycles>11</meta:editing-cycles>
    <meta:generator>LibreOffice/4.4.3.2$MacOSX_X86_64 LibreOffice_project/88805f81e9fe61362df02b9941de8e38a9b5fd16</meta:generator>
    <meta:document-statistic meta:table-count="0" meta:image-count="0" meta:object-count="0" meta:page-count="1" meta:paragraph-count="17" meta:word-count="382" meta:character-count="2190" meta:non-whitespace-character-count="1813"/>
  </office:meta>
</office:document-meta>
</file>